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e2d90"/>
    </style:style>
    <style:style style:name="P2" style:family="paragraph" style:parent-style-name="Standard">
      <style:paragraph-properties fo:text-align="end" style:justify-single-word="false"/>
      <style:text-properties officeooo:rsid="001e2d90" officeooo:paragraph-rsid="001e2d90"/>
    </style:style>
    <style:style style:name="P3" style:family="paragraph" style:parent-style-name="Standard">
      <style:paragraph-properties fo:text-align="start" style:justify-single-word="false"/>
      <style:text-properties officeooo:rsid="001e2d90" officeooo:paragraph-rsid="001e2d90"/>
    </style:style>
    <style:style style:name="P4" style:family="paragraph" style:parent-style-name="Standard">
      <style:paragraph-properties fo:text-align="start" style:justify-single-word="false"/>
      <style:text-properties style:text-underline-style="solid" style:text-underline-width="auto" style:text-underline-color="font-color" officeooo:rsid="001e2d90" officeooo:paragraph-rsid="001e2d90"/>
    </style:style>
    <style:style style:name="T1" style:family="text">
      <style:text-properties officeooo:rsid="001e2d90"/>
    </style:style>
    <style:style style:name="T2" style:family="text">
      <style:text-properties style:text-underline-style="none" officeooo:rsid="001e2d90"/>
    </style:style>
    <style:style style:name="T3" style:family="text">
      <style:text-properties officeooo:rsid="001ef6a7"/>
    </style:style>
    <style:style style:name="T4"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Quito, 0<text:span text:style-name="T3">7</text:span> de <text:span text:style-name="T3">agostp</text:span> del 2013</text:p>
      <text:p text:style-name="P2"/>
      <text:p text:style-name="P2"/>
      <text:p text:style-name="P2"/>
      <text:p text:style-name="P2"/>
      <text:p text:style-name="P2"/>
      <text:p text:style-name="P3">Señor.</text:p>
      <text:p text:style-name="P3">Ing. Guillermo Vaca</text:p>
      <text:p text:style-name="P3">Vicerrector del Ispade</text:p>
      <text:p text:style-name="P3"/>
      <text:p text:style-name="P3">Presente.</text:p>
      <text:p text:style-name="P3"/>
      <text:p text:style-name="P3"/>
      <text:p text:style-name="P1"><text:span text:style-name="T1">Yo Eduardo Vinicio Villota </text:span><text:span text:style-name="T2">Montenegro con CI: 1722919725, estudiante de la carrera Análisis de Sistemas, </text:span><text:span text:style-name="T1">solicito a usted de la manera más comedida se extienda el plazo para la entrega de mi trabajo de fin de carrera mismo que se encuentra vencido. La razón del retraso es laboral ya que fui incluido en un proyecto en el que no espera a participar impidiéndome desarrollar mi trabajo, adjunto el nuevo cronograma de desarrollo del trabajo.</text:span></text:p>
      <text:p text:style-name="P3"/>
      <text:p text:style-name="P3"/>
      <text:p text:style-name="P3"/>
      <text:p text:style-name="P3">Esperando una favorable respuesta me despido.</text:p>
      <text:p text:style-name="P4"/>
      <text:p text:style-name="P3"/>
      <text:p text:style-name="P3"/>
      <text:p text:style-name="P3"/>
      <text:p text:style-name="P3"/>
      <text:p text:style-name="P3"/>
      <text:p text:style-name="P3">Atentamente.<text:tab/><text:tab/><text:tab/><text:tab/><text:tab/></text:p>
      <text:p text:style-name="P3"/>
      <text:p text:style-name="P3"/>
      <text:p text:style-name="P3"/>
      <text:p text:style-name="P3">Estudiante:<text:tab/><text:tab/><text:tab/><text:tab/><text:tab/><text:tab/><text:tab/>Tutor ISPADE</text:p>
      <text:p text:style-name="P3"/>
      <text:p text:style-name="P3"/>
      <text:p text:style-name="P3">Eduardo Villota<text:tab/><text:tab/><text:tab/><text:tab/><text:tab/><text:tab/>Ing. Armando Guilca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uardo Villota</meta:initial-creator>
    <meta:creation-date>2013-05-02T14:09:58</meta:creation-date>
    <dc:date>2013-08-07T18:31:38</dc:date>
    <dc:creator>Eduardo Villota</dc:creator>
    <meta:editing-duration>P0D</meta:editing-duration>
    <meta:editing-cycles>2</meta:editing-cycles>
    <meta:generator>LibreOffice/4.0.2.2$Linux_x86 LibreOffice_project/400m0$Build-2</meta:generator>
    <meta:document-statistic meta:table-count="0" meta:image-count="0" meta:object-count="0" meta:page-count="1" meta:paragraph-count="10" meta:word-count="103" meta:character-count="658" meta:non-whitespace-character-count="549"/>
  </office:meta>
</office:document-meta>
</file>